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language="sk" fo:country="SK" officeooo:rsid="003c1cc5" officeooo:paragraph-rsid="003c1cc5"/>
    </style:style>
    <style:style style:name="P2" style:family="paragraph" style:parent-style-name="Text_20_body">
      <style:text-properties fo:language="sk" fo:country="SK" officeooo:rsid="005a509f" officeooo:paragraph-rsid="005a509f"/>
    </style:style>
    <style:style style:name="P3" style:family="paragraph" style:parent-style-name="Heading_20_1">
      <style:text-properties fo:language="sk" fo:country="SK"/>
    </style:style>
    <style:style style:name="P4" style:family="paragraph" style:parent-style-name="Text_20_body">
      <style:text-properties fo:language="sk" fo:country="SK" officeooo:rsid="00008129" officeooo:paragraph-rsid="00008129"/>
    </style:style>
    <style:style style:name="T1" style:family="text">
      <style:text-properties officeooo:rsid="00008129"/>
    </style:style>
    <style:style style:name="T2" style:family="text">
      <style:text-properties officeooo:rsid="00013a30"/>
    </style:style>
    <style:style style:name="T3" style:family="text">
      <style:text-properties officeooo:rsid="0002433b"/>
    </style:style>
    <style:style style:name="T4" style:family="text">
      <style:text-properties fo:font-weight="bold" officeooo:rsid="0002433b" style:font-weight-asian="bold" style:font-weight-complex="bold"/>
    </style:style>
    <style:style style:name="T5" style:family="text">
      <style:text-properties fo:font-weight="bold" officeooo:rsid="00090838" style:font-weight-asian="bold" style:font-weight-complex="bold"/>
    </style:style>
    <style:style style:name="T6" style:family="text">
      <style:text-properties fo:font-weight="bold" officeooo:rsid="0009900a" style:font-weight-asian="bold" style:font-weight-complex="bold"/>
    </style:style>
    <style:style style:name="T7" style:family="text">
      <style:text-properties fo:font-weight="bold" officeooo:rsid="00588698" style:font-weight-asian="bold" style:font-weight-complex="bold"/>
    </style:style>
    <style:style style:name="T8" style:family="text">
      <style:text-properties fo:font-weight="bold" officeooo:rsid="005a509f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2433b" style:font-weight-asian="normal" style:font-weight-complex="normal"/>
    </style:style>
    <style:style style:name="T11" style:family="text">
      <style:text-properties fo:font-weight="normal" officeooo:rsid="0003fda1" style:font-weight-asian="normal" style:font-weight-complex="normal"/>
    </style:style>
    <style:style style:name="T12" style:family="text">
      <style:text-properties fo:font-weight="normal" officeooo:rsid="00055c42" style:font-weight-asian="normal" style:font-weight-complex="normal"/>
    </style:style>
    <style:style style:name="T13" style:family="text">
      <style:text-properties fo:font-weight="normal" officeooo:rsid="0006d351" style:font-weight-asian="normal" style:font-weight-complex="normal"/>
    </style:style>
    <style:style style:name="T14" style:family="text">
      <style:text-properties fo:font-weight="normal" officeooo:rsid="00090838" style:font-weight-asian="normal" style:font-weight-complex="normal"/>
    </style:style>
    <style:style style:name="T15" style:family="text">
      <style:text-properties fo:font-weight="normal" officeooo:rsid="0009900a" style:font-weight-asian="normal" style:font-weight-complex="normal"/>
    </style:style>
    <style:style style:name="T16" style:family="text">
      <style:text-properties fo:font-weight="normal" officeooo:rsid="000b0230" style:font-weight-asian="normal" style:font-weight-complex="normal"/>
    </style:style>
    <style:style style:name="T17" style:family="text">
      <style:text-properties fo:font-weight="normal" officeooo:rsid="000ef34f" style:font-weight-asian="normal" style:font-weight-complex="normal"/>
    </style:style>
    <style:style style:name="T18" style:family="text">
      <style:text-properties fo:font-weight="normal" officeooo:rsid="003a7b0b" style:font-weight-asian="normal" style:font-weight-complex="normal"/>
    </style:style>
    <style:style style:name="T19" style:family="text">
      <style:text-properties fo:font-weight="normal" officeooo:rsid="00440ed9" style:font-weight-asian="normal" style:font-weight-complex="normal"/>
    </style:style>
    <style:style style:name="T20" style:family="text">
      <style:text-properties fo:font-weight="normal" officeooo:rsid="00514960" style:font-weight-asian="normal" style:font-weight-complex="normal"/>
    </style:style>
    <style:style style:name="T21" style:family="text">
      <style:text-properties fo:font-weight="normal" officeooo:rsid="0053111b" style:font-weight-asian="normal" style:font-weight-complex="normal"/>
    </style:style>
    <style:style style:name="T22" style:family="text">
      <style:text-properties fo:font-weight="normal" officeooo:rsid="00542169" style:font-weight-asian="normal" style:font-weight-complex="normal"/>
    </style:style>
    <style:style style:name="T23" style:family="text">
      <style:text-properties fo:font-weight="normal" officeooo:rsid="0054457f" style:font-weight-asian="normal" style:font-weight-complex="normal"/>
    </style:style>
    <style:style style:name="T24" style:family="text">
      <style:text-properties fo:font-weight="normal" officeooo:rsid="00562d45" style:font-weight-asian="normal" style:font-weight-complex="normal"/>
    </style:style>
    <style:style style:name="T25" style:family="text">
      <style:text-properties fo:font-weight="normal" officeooo:rsid="0057fb02" style:font-weight-asian="normal" style:font-weight-complex="normal"/>
    </style:style>
    <style:style style:name="T26" style:family="text">
      <style:text-properties fo:font-weight="normal" officeooo:rsid="00588698" style:font-weight-asian="normal" style:font-weight-complex="normal"/>
    </style:style>
    <style:style style:name="T27" style:family="text">
      <style:text-properties fo:font-weight="normal" officeooo:rsid="005a509f" style:font-weight-asian="normal" style:font-weight-complex="normal"/>
    </style:style>
    <style:style style:name="T28" style:family="text">
      <style:text-properties fo:font-weight="normal" officeooo:rsid="005ed9a3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Ú<text:span text:style-name="T1">loha 5</text:span></text:h>
      <text:h text:style-name="Heading_20_3" text:outline-level="3">Prvé meranie</text:h>
      <text:p text:style-name="P4">Dobre, najprv vypočítajme našu zmenu objemu<draw:frame draw:style-name="fr1" draw:name="Object1" text:anchor-type="as-char" svg:y="-0.2681in" svg:width="0.8217in" svg:height="0.4165in" draw:z-index="0"><draw:object xlink:href="./Object 1" xlink:type="simple" xlink:show="embed" xlink:actuate="onLoad"/><draw:image xlink:href="./ObjectReplacements/Object 1" xlink:type="simple" xlink:show="embed" xlink:actuate="onLoad"/></draw:frame>čo nám dá potom hustotu <draw:frame draw:style-name="fr1" draw:name="Object2" text:anchor-type="as-char" svg:y="-0.2437in" svg:width="1.3035in" svg:height="0.6252in" draw:z-index="1"><draw:object xlink:href="./Object 2" xlink:type="simple" xlink:show="embed" xlink:actuate="onLoad"/><draw:image xlink:href="./ObjectReplacements/Object 2" xlink:type="simple" xlink:show="embed" xlink:actuate="onLoad"/></draw:frame>čo sa nám aplikuje ako 0.082/(3.14*0.0018*((0.056/2)^2)) <text:span text:style-name="T2">=18505.2789693 kg/m³ č</text:span><text:span text:style-name="T3">o </text:span><text:span text:style-name="T4">nie je </text:span><text:span text:style-name="T10">hustota zlata! No ale pozrime sa teda na tú odchýlku: </text:span><text:span text:style-name="T11">tu nám stačí dosadiť miesto hodnoty </text:span><text:span text:style-name="T11"><draw:frame draw:style-name="fr1" draw:name="Object4" text:anchor-type="as-char" svg:y="-0.1484in" svg:width="0.1661in" svg:height="0.183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1"><text:s/>hodnotu </text:span><text:span text:style-name="T11"><draw:frame draw:style-name="fr1" draw:name="Object3" text:anchor-type="as-char" svg:y="-0.1484in" svg:width="0.5201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1">no a dostaneme </text:span><text:span text:style-name="T11"><draw:frame draw:style-name="fr1" draw:name="Object5" text:anchor-type="as-char" svg:y="-0.2437in" svg:width="1.9362in" svg:height="0.62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1">č</text:span><text:span text:style-name="T12">o sa nám po dosadení dá okrajové body nášho intervalu </text:span><text:span text:style-name="T13">vypočítané na &lt;15861, 22206&gt; čo </text:span><text:span text:style-name="T5">obsahuje hustotu zlata</text:span><text:span text:style-name="T14"> a </text:span><text:span text:style-name="T13">má rozdiel </text:span><text:span text:style-name="T14">6345 kg/m³ <text:s/>čo </text:span><text:span text:style-name="T17">je približne odchýlka ±3172</text:span><text:span text:style-name="T14">. </text:span><text:span text:style-name="T15">Podľa tejto odchýlky by figúrka </text:span><text:span text:style-name="T16">teda</text:span><text:span text:style-name="T15"> </text:span><text:span text:style-name="T6">mohla</text:span><text:span text:style-name="T15"> byť aj zo zlata!</text:span></text:p>
      <text:h text:style-name="Heading_20_3" text:outline-level="3">Druhé meranie</text:h>
      <text:p text:style-name="P1"><text:span text:style-name="T18">D</text:span><text:span text:style-name="T9">obre, </text:span><text:span text:style-name="T19">poďme na druhú časť úlohy. </text:span><text:span text:style-name="T20">Tu sú naše informácie hmotnosť figúrky M, keďže tá bola odmeraná presne, hustota vody </text:span><text:span text:style-name="T20"><draw:frame draw:style-name="fr1" draw:name="Object7" text:anchor-type="as-char" svg:y="-0.089in" svg:width="0.1701in" svg:height="0.1311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0"><text:s/>a rozdiel hmotnosti </text:span><text:span text:style-name="T20"><draw:frame draw:style-name="fr1" draw:name="Object6" text:anchor-type="as-char" svg:y="-0.1484in" svg:width="0.8299in" svg:height="0.2091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0">. Vieme, že rozdiel hmotnosti m bude hmotnosť figúrky mínus hmotnosť vytlačenej vody </text:span><text:span text:style-name="T20"><draw:frame draw:style-name="fr1" draw:name="Object8" text:anchor-type="as-char" svg:y="-0.2437in" svg:width="0.9819in" svg:height="0.3583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0">. </text:span><text:span text:style-name="T21">No a z tohto si iba odvodíme </text:span><text:span text:style-name="T21"><draw:frame draw:style-name="fr1" draw:name="Object9" text:anchor-type="as-char" svg:y="-0.2508in" svg:width="0.8791in" svg:height="0.399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1">č</text:span><text:span text:style-name="T22">o vyčíslime na </text:span><text:span text:style-name="T23">17826 kilogram</text:span><text:span text:style-name="T24">ov</text:span><text:span text:style-name="T23"> na meter kubický. </text:span><text:span text:style-name="T25">Teraz aplikujem moju metódu okrajových bodov na toto meranie a dostanem </text:span><text:span text:style-name="T26">z </text:span><text:span text:style-name="T26"><draw:frame draw:style-name="fr1" draw:name="Object10" text:anchor-type="as-char" svg:y="-0.2508in" svg:width="1.2701in" svg:height="0.3992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6">rozsah &lt;17825.69,17826.47&gt;, čo je o dosť menej. :) podľa tohto </text:span><text:span text:style-name="T7">kľudne mohol určiť, že figúrka nie je </text:span><text:span text:style-name="T8">z čistého </text:span><text:span text:style-name="T7">zlata</text:span><text:span text:style-name="T26">.</text:span></text:p>
      <text:p text:style-name="P2"><text:span text:style-name="T26">D</text:span><text:span text:style-name="T9">obre, ešte tie percentá. Tak </text:span><text:span text:style-name="T9"><draw:frame draw:style-name="fr1" draw:name="Object11" text:anchor-type="as-char" svg:y="-0.152in" svg:width="1.3571in" svg:height="0.2134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9">no a to si iba upravíme na </text:span><text:span text:style-name="T9"><draw:frame draw:style-name="fr1" draw:name="Object12" text:anchor-type="as-char" svg:y="-0.1484in" svg:width="1.298in" svg:height="0.2091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9">čo nám dá </text:span><text:span text:style-name="T9"><draw:frame draw:style-name="fr1" draw:name="Object13" text:anchor-type="as-char" svg:y="-0.1484in" svg:width="1.3228in" svg:height="0.2091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9">no a potom už iba</text:span><text:span text:style-name="T9"><draw:frame draw:style-name="fr1" draw:name="Object14" text:anchor-type="as-char" svg:y="-0.2098in" svg:width="0.8161in" svg:height="0.3236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9">čo nám dá a=83.25% zlata no a striebra bude </text:span><text:span text:style-name="T28">n = </text:span><text:span text:style-name="T9">1-a = 16.75%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k" fo:country="SK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5T13:42:00.102120409</meta:creation-date>
    <dc:date>2021-04-27T14:45:34.606554939</dc:date>
    <meta:editing-duration>PT4H52M48S</meta:editing-duration>
    <meta:editing-cycles>58</meta:editing-cycles>
    <meta:generator>LibreOffice/7.1.0.3$Linux_X86_64 LibreOffice_project/10$Build-3</meta:generator>
    <meta:document-statistic meta:table-count="0" meta:image-count="0" meta:object-count="14" meta:page-count="1" meta:paragraph-count="6" meta:word-count="205" meta:character-count="1171" meta:non-whitespace-character-count="971"/>
  </office:meta>
</office:document-meta>
</file>

<file path=Object 1/content.xml><?xml version="1.0" encoding="utf-8"?>
<math xmlns="http://www.w3.org/1998/Math/MathML" display="block">
  <semantics>
    <mrow>
      <mrow>
        <mi>v</mi>
        <mo stretchy="false">=</mo>
        <mi>π</mi>
      </mrow>
      <msup>
        <mrow>
          <mo fence="true" form="prefix" stretchy="false">(</mo>
          <mrow>
            <mfrac>
              <mi>d</mi>
              <mn>2</mn>
            </mfrac>
          </mrow>
          <mo fence="true" form="postfix" stretchy="false">)</mo>
        </mrow>
        <mn>2</mn>
      </msup>
      <mi>h</mi>
    </mrow>
    <annotation encoding="StarMath 5.0">v = %pi ({d over 2})^2 h</annotation>
  </semantics>
</math>
</file>

<file path=Object 10/content.xml><?xml version="1.0" encoding="utf-8"?>
<math xmlns="http://www.w3.org/1998/Math/MathML" display="block">
  <semantics>
    <mrow>
      <msub>
        <mi>ρ</mi>
        <mrow>
          <mi>f</mi>
          <mn>2</mn>
        </mrow>
      </msub>
      <mo stretchy="false">=</mo>
      <mfrac>
        <mrow>
          <mi>ρ</mi>
          <mi>M</mi>
        </mrow>
        <mrow>
          <mrow>
            <mi>M</mi>
            <mo stretchy="false">−</mo>
            <mi>m</mi>
            <mo stretchy="false">±</mo>
            <mi mathvariant="normal">Δ</mi>
          </mrow>
          <mi>m</mi>
        </mrow>
      </mfrac>
    </mrow>
    <annotation encoding="StarMath 5.0">%rho_f2 = {%rho M} over {M-m+-%DELTA m}</annotation>
  </semantics>
</math>
</file>

<file path=Object 11/content.xml><?xml version="1.0" encoding="utf-8"?>
<math xmlns="http://www.w3.org/1998/Math/MathML" display="block">
  <semantics>
    <mrow>
      <mi>a</mi>
      <mrow>
        <msub>
          <mi>ρ</mi>
          <mn>1</mn>
        </msub>
        <mo stretchy="false">+</mo>
        <mrow>
          <mo fence="true" form="prefix" stretchy="false">(</mo>
          <mrow>
            <mrow>
              <mn>1</mn>
              <mo stretchy="false">−</mo>
              <mi>a</mi>
            </mrow>
          </mrow>
          <mo fence="true" form="postfix" stretchy="false">)</mo>
        </mrow>
      </mrow>
      <mrow>
        <msub>
          <mi>ρ</mi>
          <mn>2</mn>
        </msub>
        <mo stretchy="false">=</mo>
        <msub>
          <mi>ρ</mi>
          <mrow>
            <mi>f</mi>
            <mn>2</mn>
          </mrow>
        </msub>
      </mrow>
    </mrow>
    <annotation encoding="StarMath 5.0">a%rho_1 + (1-a)%rho_2 = %rho_f2</annotation>
  </semantics>
</math>
</file>

<file path=Object 12/content.xml><?xml version="1.0" encoding="utf-8"?>
<math xmlns="http://www.w3.org/1998/Math/MathML" display="block">
  <semantics>
    <mrow>
      <mi>a</mi>
      <mrow>
        <msub>
          <mi>ρ</mi>
          <mn>1</mn>
        </msub>
        <mo stretchy="false">+</mo>
        <msub>
          <mi>ρ</mi>
          <mn>2</mn>
        </msub>
        <mo stretchy="false">−</mo>
        <mi>a</mi>
      </mrow>
      <mrow>
        <msub>
          <mi>ρ</mi>
          <mn>2</mn>
        </msub>
        <mo stretchy="false">=</mo>
        <msub>
          <mi>ρ</mi>
          <mrow>
            <mi>f</mi>
            <mn>2</mn>
          </mrow>
        </msub>
      </mrow>
    </mrow>
    <annotation encoding="StarMath 5.0">a%rho_1 + %rho_2 - a%rho_2 = %rho_f2</annotation>
  </semantics>
</math>
</file>

<file path=Object 13/content.xml><?xml version="1.0" encoding="utf-8"?>
<math xmlns="http://www.w3.org/1998/Math/MathML" display="block">
  <semantics>
    <mrow>
      <mi>a</mi>
      <mrow>
        <msub>
          <mi>ρ</mi>
          <mn>1</mn>
        </msub>
        <mo stretchy="false">−</mo>
        <mi>a</mi>
      </mrow>
      <mrow>
        <msub>
          <mi>ρ</mi>
          <mn>2</mn>
        </msub>
        <mo stretchy="false">=</mo>
        <mrow>
          <msub>
            <mi>ρ</mi>
            <mrow>
              <mi>f</mi>
              <mn>2</mn>
            </mrow>
          </msub>
          <mo stretchy="false">−</mo>
          <msub>
            <mi>ρ</mi>
            <mn>2</mn>
          </msub>
        </mrow>
      </mrow>
    </mrow>
    <annotation encoding="StarMath 5.0">a%rho_1 - a%rho_2 = %rho_f2 -%rho_2</annotation>
  </semantics>
</math>
</file>

<file path=Object 14/content.xml><?xml version="1.0" encoding="utf-8"?>
<math xmlns="http://www.w3.org/1998/Math/MathML" display="block">
  <semantics>
    <mrow>
      <mi>a</mi>
      <mo stretchy="false">=</mo>
      <mfrac>
        <mrow>
          <msub>
            <mi>ρ</mi>
            <mrow>
              <mi>f</mi>
              <mn>2</mn>
            </mrow>
          </msub>
          <mo stretchy="false">−</mo>
          <msub>
            <mi>ρ</mi>
            <mn>2</mn>
          </msub>
        </mrow>
        <mrow>
          <msub>
            <mi>ρ</mi>
            <mn>1</mn>
          </msub>
          <mo stretchy="false">−</mo>
          <msub>
            <mi>ρ</mi>
            <mn>2</mn>
          </msub>
        </mrow>
      </mfrac>
    </mrow>
    <annotation encoding="StarMath 5.0">a = {%rho_f2 -%rho_2} over { %rho_1 - %rho_2 }</annotation>
  </semantics>
</math>
</file>

<file path=Object 2/content.xml><?xml version="1.0" encoding="utf-8"?>
<math xmlns="http://www.w3.org/1998/Math/MathML" display="block">
  <semantics>
    <mrow>
      <msub>
        <mi>ρ</mi>
        <mrow>
          <mi>f</mi>
          <mn>1</mn>
        </mrow>
      </msub>
      <mo stretchy="false">=</mo>
      <mfrac>
        <mi>M</mi>
        <mi>v</mi>
      </mfrac>
      <mo stretchy="false">=</mo>
      <mfrac>
        <mi>M</mi>
        <mrow>
          <mi>π</mi>
          <msup>
            <mrow>
              <mo fence="true" form="prefix" stretchy="false">(</mo>
              <mrow>
                <mfrac>
                  <mi>d</mi>
                  <mn>2</mn>
                </mfrac>
              </mrow>
              <mo fence="true" form="postfix" stretchy="false">)</mo>
            </mrow>
            <mn>2</mn>
          </msup>
          <mi>h</mi>
        </mrow>
      </mfrac>
    </mrow>
    <annotation encoding="StarMath 5.0">%rho_f1 = M over v = M over { %pi ( d over 2 )^2 h }</annotation>
  </semantics>
</math>
</file>

<file path=Object 3/content.xml><?xml version="1.0" encoding="utf-8"?>
<math xmlns="http://www.w3.org/1998/Math/MathML" display="block">
  <semantics>
    <mrow>
      <mrow>
        <mi>h</mi>
        <mo stretchy="false">±</mo>
        <mi mathvariant="normal">Δ</mi>
      </mrow>
      <mi>h</mi>
    </mrow>
    <annotation encoding="StarMath 5.0">h +- %DELTA h</annotation>
  </semantics>
</math>
</file>

<file path=Object 4/content.xml><?xml version="1.0" encoding="utf-8"?>
<math xmlns="http://www.w3.org/1998/Math/MathML" display="block">
  <semantics>
    <mi>h</mi>
    <annotation encoding="StarMath 5.0">h</annotation>
  </semantics>
</math>
</file>

<file path=Object 5/content.xml><?xml version="1.0" encoding="utf-8"?>
<math xmlns="http://www.w3.org/1998/Math/MathML" display="block">
  <semantics>
    <mrow>
      <mi mathvariant="normal">Δ</mi>
      <mrow>
        <msub>
          <mi>ρ</mi>
          <mrow>
            <mi>f</mi>
            <mn>1</mn>
          </mrow>
        </msub>
        <mo stretchy="false">=</mo>
        <mfrac>
          <mi>M</mi>
          <mi>v</mi>
        </mfrac>
        <mo stretchy="false">=</mo>
        <mfrac>
          <mi>M</mi>
          <mrow>
            <mi>π</mi>
            <mrow>
              <msup>
                <mrow>
                  <mo fence="true" form="prefix" stretchy="false">(</mo>
                  <mrow>
                    <mfrac>
                      <mi>d</mi>
                      <mn>2</mn>
                    </mfrac>
                  </mrow>
                  <mo fence="true" form="postfix" stretchy="false">)</mo>
                </mrow>
                <mn>2</mn>
              </msup>
              <mo stretchy="false">⋅</mo>
              <mrow>
                <mo fence="true" form="prefix" stretchy="false">(</mo>
                <mrow>
                  <mrow>
                    <mrow>
                      <mi>h</mi>
                      <mo stretchy="false">±</mo>
                      <mi mathvariant="normal">Δ</mi>
                    </mrow>
                    <mi>h</mi>
                  </mrow>
                </mrow>
                <mo fence="true" form="postfix" stretchy="false">)</mo>
              </mrow>
            </mrow>
          </mrow>
        </mfrac>
      </mrow>
    </mrow>
    <annotation encoding="StarMath 5.0">%DELTA %rho_f1 = M over v = M over { %pi ( d over 2 )^2 cdot (h +- %DELTA h) }</annotation>
  </semantics>
</math>
</file>

<file path=Object 6/content.xml><?xml version="1.0" encoding="utf-8"?>
<math xmlns="http://www.w3.org/1998/Math/MathML" display="block">
  <semantics>
    <mrow>
      <mi>m</mi>
      <mo stretchy="false">=</mo>
      <mrow>
        <msub>
          <mi>m</mi>
          <mn>2</mn>
        </msub>
        <mo stretchy="false">−</mo>
        <msub>
          <mi>m</mi>
          <mn>1</mn>
        </msub>
      </mrow>
    </mrow>
    <annotation encoding="StarMath 5.0">m = m_2 - m_1</annotation>
  </semantics>
</math>
</file>

<file path=Object 7/content.xml><?xml version="1.0" encoding="utf-8"?>
<math xmlns="http://www.w3.org/1998/Math/MathML" display="block">
  <semantics>
    <mi>ρ</mi>
    <annotation encoding="StarMath 5.0">%rho</annotation>
  </semantics>
</math>
</file>

<file path=Object 8/content.xml><?xml version="1.0" encoding="utf-8"?>
<math xmlns="http://www.w3.org/1998/Math/MathML" display="block">
  <semantics>
    <mrow>
      <mrow>
        <mi>m</mi>
        <mo stretchy="false">=</mo>
        <mrow>
          <mi>M</mi>
          <mo stretchy="false">−</mo>
          <mfrac>
            <mi>M</mi>
            <msub>
              <mi>ρ</mi>
              <mrow>
                <mi>f</mi>
                <mn>2</mn>
              </mrow>
            </msub>
          </mfrac>
        </mrow>
      </mrow>
      <mi>ρ</mi>
    </mrow>
    <annotation encoding="StarMath 5.0">m = M - M over %rho_f2 %rho</annotation>
  </semantics>
</math>
</file>

<file path=Object 9/content.xml><?xml version="1.0" encoding="utf-8"?>
<math xmlns="http://www.w3.org/1998/Math/MathML" display="block">
  <semantics>
    <mrow>
      <msub>
        <mi>ρ</mi>
        <mrow>
          <mi>f</mi>
          <mn>2</mn>
        </mrow>
      </msub>
      <mo stretchy="false">=</mo>
      <mfrac>
        <mrow>
          <mi>ρ</mi>
          <mi>M</mi>
        </mrow>
        <mrow>
          <mi>M</mi>
          <mo stretchy="false">−</mo>
          <mi>m</mi>
        </mrow>
      </mfrac>
    </mrow>
    <annotation encoding="StarMath 5.0">%rho_f2 = {%rho M} over {M-m}</annotation>
  </semantics>
</math>
</file>